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ansport New Heavy" svg:font-family="'Transport New Heavy'" style:font-pitch="variable"/>
    <style:font-face style:name="Transport New Light" svg:font-family="'Transport New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ransport New Heavy" fo:font-size="18pt" officeooo:rsid="001c5c4e" officeooo:paragraph-rsid="001c5c4e" style:font-size-asian="15.75pt" style:font-size-complex="18pt"/>
    </style:style>
    <style:style style:name="P2" style:family="paragraph" style:parent-style-name="Standard">
      <style:text-properties style:font-name="Transport New Light" fo:font-size="9pt" fo:font-weight="normal" officeooo:rsid="001ee4f2" officeooo:paragraph-rsid="001ee4f2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margin-top="0.101cm" fo:margin-bottom="0.101cm" style:contextual-spacing="false"/>
      <style:text-properties style:font-name="Transport New Heavy" officeooo:rsid="00199777" officeooo:paragraph-rsid="00199777"/>
    </style:style>
    <style:style style:name="P4" style:family="paragraph" style:parent-style-name="Standard">
      <style:paragraph-properties fo:margin-top="0.101cm" fo:margin-bottom="0.101cm" style:contextual-spacing="false"/>
      <style:text-properties style:font-name="Transport New Heavy" fo:font-size="18pt" officeooo:rsid="001c5c4e" officeooo:paragraph-rsid="001c5c4e" style:font-size-asian="15.75pt" style:font-size-complex="18pt"/>
    </style:style>
    <style:style style:name="P5" style:family="paragraph" style:parent-style-name="Standard">
      <style:paragraph-properties fo:margin-top="0.101cm" fo:margin-bottom="0.101cm" style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P6" style:family="paragraph" style:parent-style-name="Standard">
      <style:paragraph-properties fo:margin-top="0.101cm" fo:margin-bottom="0.101cm" style:contextual-spacing="false"/>
      <style:text-properties style:font-name="Transport New Heavy" officeooo:rsid="001e1989" officeooo:paragraph-rsid="001e1989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Transport New Heavy" officeooo:rsid="001ee4f2" officeooo:paragraph-rsid="001ee4f2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Transport New Light" fo:font-size="9pt" fo:font-weight="normal" officeooo:rsid="001f8263" officeooo:paragraph-rsid="001f8263" style:font-size-asian="7.84999990463257pt" style:font-weight-asian="normal" style:font-size-complex="9pt" style:font-weight-complex="normal"/>
    </style:style>
    <style:style style:name="P9" style:family="paragraph" style:parent-style-name="Standard">
      <style:paragraph-properties fo:margin-top="0.101cm" fo:margin-bottom="0.101cm" style:contextual-spacing="false"/>
      <style:text-properties style:font-name="Transport New Light" fo:font-size="9pt" officeooo:rsid="001ee4f2" officeooo:paragraph-rsid="001ee4f2" style:font-size-asian="9pt" style:font-size-complex="9pt"/>
    </style:style>
    <style:style style:name="P10" style:family="paragraph" style:parent-style-name="Standard" style:list-style-name="L1">
      <style:text-properties style:font-name="Transport New Light" fo:font-size="9pt" officeooo:rsid="00199777" officeooo:paragraph-rsid="00199777" style:font-size-asian="9pt" style:font-size-complex="9pt"/>
    </style:style>
    <style:style style:name="P11" style:family="paragraph" style:parent-style-name="Standard" style:list-style-name="L1">
      <style:text-properties style:font-name="Transport New Light" fo:font-size="9pt" officeooo:rsid="00199777" officeooo:paragraph-rsid="001e1989" style:font-size-asian="9pt" style:font-size-complex="9pt"/>
    </style:style>
    <style:style style:name="P12" style:family="paragraph" style:parent-style-name="Standard" style:list-style-name="L2">
      <style:text-properties style:font-name="Transport New Light" fo:font-size="9pt" fo:font-weight="bold" officeooo:rsid="001ee4f2" officeooo:paragraph-rsid="001ee4f2" style:font-size-asian="9pt" style:font-weight-asian="bold" style:font-size-complex="9pt" style:font-weight-complex="bold"/>
    </style:style>
    <style:style style:name="P13" style:family="paragraph" style:parent-style-name="Standard" style:list-style-name="L2">
      <style:text-properties officeooo:paragraph-rsid="001ee4f2"/>
    </style:style>
    <style:style style:name="P14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99777" style:font-size-asian="9pt" style:font-size-complex="9pt"/>
    </style:style>
    <style:style style:name="P15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99777" officeooo:paragraph-rsid="001adfaf" style:font-size-asian="9pt" style:font-size-complex="9pt"/>
    </style:style>
    <style:style style:name="P16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adfaf" officeooo:paragraph-rsid="001adfaf" style:font-size-asian="9pt" style:font-size-complex="9pt"/>
    </style:style>
    <style:style style:name="P17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9e2a" style:font-size-asian="9pt" style:font-size-complex="9pt"/>
    </style:style>
    <style:style style:name="P18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c0ba5" officeooo:paragraph-rsid="001ee4f2" style:font-size-asian="9pt" style:font-size-complex="9pt"/>
    </style:style>
    <style:style style:name="P19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1989" style:font-size-asian="9pt" style:font-size-complex="9pt"/>
    </style:style>
    <style:style style:name="P20" style:family="paragraph" style:parent-style-name="Standard" style:list-style-name="L1">
      <style:paragraph-properties fo:margin-top="0.101cm" fo:margin-bottom="0.101cm" style:contextual-spacing="false"/>
      <style:text-properties style:font-name="Transport New Light" fo:font-size="9pt" officeooo:rsid="001e9e2a" officeooo:paragraph-rsid="001e9e2a" style:font-size-asian="9pt" style:font-size-complex="9pt"/>
    </style:style>
    <style:style style:name="P21" style:family="paragraph" style:parent-style-name="Standard">
      <style:paragraph-properties fo:margin-top="0.101cm" fo:margin-bottom="0.101cm" style:contextual-spacing="false"/>
      <style:text-properties style:font-name="Transport New Heavy" fo:font-size="9pt" officeooo:rsid="001ee4f2" officeooo:paragraph-rsid="001f8263" style:font-size-asian="9pt" style:font-size-complex="9pt"/>
    </style:style>
    <style:style style:name="T1" style:family="text">
      <style:text-properties officeooo:rsid="001adfaf"/>
    </style:style>
    <style:style style:name="T2" style:family="text">
      <style:text-properties officeooo:rsid="001c0ba5"/>
    </style:style>
    <style:style style:name="T3" style:family="text">
      <style:text-properties style:font-name="Transport New Light"/>
    </style:style>
    <style:style style:name="T4" style:family="text">
      <style:text-properties style:font-name="Transport New Light" fo:font-weight="bold" style:font-weight-asian="bold" style:font-weight-complex="bold"/>
    </style:style>
    <style:style style:name="T5" style:family="text">
      <style:text-properties style:font-name="Transport New Light" fo:font-weight="bold" officeooo:rsid="001f8263" style:font-weight-asian="bold" style:font-weight-complex="bold"/>
    </style:style>
    <style:style style:name="T6" style:family="text">
      <style:text-properties style:font-name="Transport New Light" fo:font-weight="normal" officeooo:rsid="001f8263" style:font-weight-asian="normal" style:font-weight-complex="normal"/>
    </style:style>
    <style:style style:name="T7" style:family="text">
      <style:text-properties style:font-name="Transport New Light" officeooo:rsid="001f8263"/>
    </style:style>
    <style:style style:name="T8" style:family="text">
      <style:text-properties style:font-name="Transport New Light" fo:font-size="9pt" fo:font-weight="bold" officeooo:rsid="001ee4f2" style:font-size-asian="9pt" style:font-weight-asian="bold" style:font-size-complex="9pt" style:font-weight-complex="bold"/>
    </style:style>
    <style:style style:name="T9" style:family="text">
      <style:text-properties style:font-name="Transport New Light" fo:font-size="9pt" fo:font-weight="normal" officeooo:rsid="001ee4f2" style:font-size-asian="9pt" style:font-weight-asian="normal" style:font-size-complex="9pt" style:font-weight-complex="normal"/>
    </style:style>
    <style:style style:name="T10" style:family="text">
      <style:text-properties style:font-name="Transport New Light" fo:font-size="9pt" fo:font-weight="normal" officeooo:rsid="002168de" style:font-size-asian="9pt" style:font-weight-asian="normal" style:font-size-complex="9pt" style:font-weight-complex="normal"/>
    </style:style>
    <style:style style:name="T11" style:family="text">
      <style:text-properties officeooo:rsid="001e9e2a"/>
    </style:style>
    <style:style style:name="T12" style:family="text">
      <style:text-properties officeooo:rsid="001ee4f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20dadf"/>
    </style:style>
    <style:style style:name="T15" style:family="text">
      <style:text-properties officeooo:rsid="002168de"/>
    </style:style>
    <style:style style:name="T16" style:family="text">
      <style:text-properties officeooo:rsid="0022937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y Baby’s Got LED Controller Board</text:p>
      <text:p text:style-name="P8">mcqn.com/ibal223/</text:p>
      <text:p text:style-name="P1"/>
      <text:p text:style-name="P3">Getting Started</text:p>
      <text:list xml:id="list1141705531" text:style-name="L1">
        <text:list-header>
          <text:p text:style-name="P10"/>
        </text:list-header>
        <text:list-item>
          <text:p text:style-name="P14">Connect your lights <text:span text:style-name="T1">to the My Baby’s Got LED controller</text:span>: either with the <text:span text:style-name="T14">3-</text:span>pin header, or <text:span text:style-name="T1">the green terminal block. Make sure to check the polarity! <text:s/></text:span><text:span text:style-name="T14">If you’re running a lot of lights, then use the green terminal block’s 5V and Gnd connections to run extra power lines, in addition to the 3-pin header.</text:span></text:p>
        </text:list-item>
        <text:list-item>
          <text:p text:style-name="P15">Plug your PC power supply <text:span text:style-name="T1">into the white Molex connector on the underside of the My Baby’s Got LED controller board.</text:span></text:p>
        </text:list-item>
        <text:list-item>
          <text:p text:style-name="P16">Plug in and power on your PC power supply. <text:s/>The “LED Power” light should illuminate on the controller board; the first 30 LEDs on your LED strip will light up amber; and the “WiFi” light on the controller board will fade on and off.</text:p>
        </text:list-item>
        <text:list-item>
          <text:p text:style-name="P16">The pulsing “WiFi” light means that the board isn’t connected to WiFi. <text:s/><text:span text:style-name="T2">It will create a new WiFi network called “WLED-AP” with a password of “wled1234”. Connect to that with your phone or computer.</text:span></text:p>
        </text:list-item>
        <text:list-item>
          <text:p text:style-name="P17">You’ll be redirected to the WLED welcome page, from there you can control the lights directly</text:p>
          <text:p text:style-name="P17"/>
        </text:list-item>
      </text:list>
      <text:p text:style-name="P6">Connecting the Controller to Your Network</text:p>
      <text:list xml:id="list161927369091945" text:continue-numbering="true" text:style-name="L1">
        <text:list-header>
          <text:p text:style-name="P11"/>
        </text:list-header>
        <text:list-item text:start-value="1">
          <text:p text:style-name="P19">Run through the steps in “Getting Started” above.</text:p>
        </text:list-item>
        <text:list-item>
          <text:p text:style-name="P20">When you get to the WLED welcome page, choose the “WiFi Settings” option.</text:p>
        </text:list-item>
        <text:list-item>
          <text:p text:style-name="P17"><text:span text:style-name="T11">Enter</text:span> the details of your WiFi so that it can connect to your network (then you’ll be able to control it from any computer/phone on your network) <text:span text:style-name="T11">but DO NOT click on save just yet!</text:span></text:p>
        </text:list-item>
        <text:list-item>
          <text:p text:style-name="P17"><text:span text:style-name="T11">Find the mDNS setting. <text:s/>Y</text:span>ou might want to give your controller board a better mDNS name so it’s easier to connect to from your network. <text:s/><text:span text:style-name="T11">At the very least you should </text:span>make a note of the name, <text:span text:style-name="T11">as you’ll need it in a moment. </text:span></text:p>
        </text:list-item>
        <text:list-item>
          <text:p text:style-name="P17"><text:span text:style-name="T11">Now you can save the settings </text:span><text:span text:style-name="T14">by </text:span><text:span text:style-name="T15">clicking “Save &amp; Connect”</text:span><text:span text:style-name="T11">.</text:span></text:p>
        </text:list-item>
        <text:list-item>
          <text:p text:style-name="P20">Connect back to your network with your phone/laptop (usually this happens automatically when the controller board turns off the WLED-AP network.</text:p>
        </text:list-item>
        <text:list-item>
          <text:p text:style-name="P18"><text:span text:style-name="T11">In a web browser, go to the </text:span><text:span text:style-name="T12">name that you made a note of in step 4. </text:span><text:span text:style-name="T16">If you changed the mDNS name you will need to reset the board by pressing the pink reset button for the new name to take effect.</text:span></text:p>
        </text:list-item>
        <text:list-item>
          <text:p text:style-name="P18"><text:span text:style-name="T12">Now you can control the lights as</text:span> before.</text:p>
          <text:p text:style-name="P18"/>
        </text:list-item>
      </text:list>
      <text:p text:style-name="P7">Status Lights</text:p>
      <text:p text:style-name="P9"/>
      <text:p text:style-name="P9">The My Baby’s Got LED controller board has three status lights:</text:p>
      <text:p text:style-name="P9"/>
      <text:list xml:id="list4223466401" text:style-name="L2">
        <text:list-item>
          <text:p text:style-name="P12">WiFi<text:span text:style-name="T13"> – This shows the status of the WiFi connection. <text:s/>If it is solid then the board is connected to WiFi. <text:s/>If it’s pulsing on and off, then the board can’t find the WiFi and has created its own WiFi.</text:span></text:p>
        </text:list-item>
        <text:list-item>
          <text:p text:style-name="P12">LED Power<text:span text:style-name="T13"> – This shows when power is turned on to the LEDs (and when the ATX power supply is turned on, rather than just in standby).</text:span></text:p>
        </text:list-item>
        <text:list-item>
          <text:p text:style-name="P13"><text:span text:style-name="T8">Network</text:span><text:span text:style-name="T9"> – This shows when the controller has a connection to an MQTT broker, as configured in the “Sync </text:span><text:span text:style-name="T10">Interfaces</text:span><text:span text:style-name="T9">” page </text:span><text:span text:style-name="T10">in the settings.</text:span></text:p>
        </text:list-item>
      </text:list>
      <text:p text:style-name="P2"/>
      <text:p text:style-name="P7">Factory Reset</text:p>
      <text:p text:style-name="P9"><text:soft-page-break/></text:p>
      <text:p text:style-name="P9">Pressing the “Reset” button on the controller will restart the software. <text:s/>If you hold the reset button down for more than 5 seconds it will perform a factory reset, which clears any settings that you’ve added.</text:p>
      <text:p text:style-name="P2"/>
      <text:p text:style-name="P7">More Information</text:p>
      <text:p text:style-name="P9"/>
      <text:p text:style-name="P5"><text:span text:style-name="T3">There’s lots more information about the WLED software available at </text:span></text:p>
      <text:p text:style-name="P5"><text:a xlink:type="simple" xlink:href="https://kno.wled.ge/" text:style-name="Internet_20_link" text:visited-style-name="Visited_20_Internet_20_Link"><text:span text:style-name="T4">https://kno.wled.ge/</text:span></text:a></text:p>
      <text:p text:style-name="P5"><text:span text:style-name="T4"/></text:p>
      <text:p text:style-name="P5"><text:span text:style-name="T7">If you have any other questions, drop us a line at </text:span><text:span text:style-name="T5">info@mcqn.com</text:span><text:span text:style-name="T6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Transport New Heavy" svg:font-family="'Transport New Heavy'" style:font-pitch="variable"/>
    <style:font-face style:name="Transport New Light" svg:font-family="'Transport New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5:11:50.018981968</meta:creation-date>
    <dc:date>2022-05-23T16:19:27.039000000</dc:date>
    <meta:editing-duration>PT25M12S</meta:editing-duration>
    <meta:editing-cycles>4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8" meta:word-count="547" meta:character-count="2976" meta:non-whitespace-character-count="2460"/>
  </office:meta>
</office:document-meta>
</file>